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9.0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ouser Part Number</text:p>
          </table:table-cell>
          <table:table-cell table:style-name="ce1" office:value-type="string" calcext:value-type="string">
            <text:p>Manufacturer Nam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ouser Price/Stock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&gt; <text:s/>C3, C5</text:p>
          </table:table-cell>
          <table:table-cell office:value-type="string" calcext:value-type="string">
            <text:p>06035A220JAT4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5A220JAT4A</text:p>
          </table:table-cell>
          <table:table-cell office:value-type="string" calcext:value-type="string">
            <text:p>https://www.mouser.co.uk/ProductDetail/AVX/06035A220JAT4A/?qs=WmCxkUxNecQT6QFugq%2FgJA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4, C7, C15</text:p>
          </table:table-cell>
          <table:table-cell office:value-type="string" calcext:value-type="string">
            <text:p>0603ZC105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ZC105KAT2A</text:p>
          </table:table-cell>
          <table:table-cell office:value-type="string" calcext:value-type="string">
            <text:p>https://www.mouser.com/Search/Refine.aspx?Keyword=581-0603ZC105KAT2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C1, C2, C6, C8, C9, C12</text:p>
          </table:table-cell>
          <table:table-cell office:value-type="string" calcext:value-type="string">
            <text:p>06033C104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3C104KAT2A</text:p>
          </table:table-cell>
          <table:table-cell office:value-type="string" calcext:value-type="string">
            <text:p>https://www.mouser.co.uk/ProductDetail/AVX/06033C104KAT2A/?qs=gPDEucxdFwYuZhv3uXRdIw%3D%3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gt; <text:s/>C10, C11</text:p>
          </table:table-cell>
          <table:table-cell office:value-type="string" calcext:value-type="string">
            <text:p>0603ZD106KAT4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ZD106KAT4A</text:p>
          </table:table-cell>
          <table:table-cell office:value-type="string" calcext:value-type="string">
            <text:p>https://www.mouser.co.uk/ProductDetail/AVX/0603ZD106KAT4A?qs=%252BdQmOuGyFcGtso703HlSDw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13, C14</text:p>
          </table:table-cell>
          <table:table-cell office:value-type="string" calcext:value-type="string">
            <text:p>06033C47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3C470KAT2A</text:p>
          </table:table-cell>
          <table:table-cell office:value-type="string" calcext:value-type="string">
            <text:p>http://www.mouser.com/Search/ProductDetail.aspx?qs=zRMn1EiLHUce0mcQKVYXJg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16</text:p>
          </table:table-cell>
          <table:table-cell office:value-type="string" calcext:value-type="string">
            <text:p>TAJA475K010RNJV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TAJA475K010RNJV</text:p>
          </table:table-cell>
          <table:table-cell office:value-type="string" calcext:value-type="string">
            <text:p>https://www.mouser.co.uk/ProductDetail/AVX/TAJA475K010RNJV?qs=VymPLiRQZITld0CPYYWYtw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C17</text:p>
          </table:table-cell>
          <table:table-cell office:value-type="string" calcext:value-type="string">
            <text:p>0603ZC103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581-0603ZC103K</text:p>
          </table:table-cell>
          <table:table-cell office:value-type="string" calcext:value-type="string">
            <text:p>https://www.mouser.com/Search/Refine.aspx?Keyword=581-0603ZC103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D1-D3</text:p>
          </table:table-cell>
          <table:table-cell office:value-type="string" calcext:value-type="string">
            <text:p>MBR120VLSFT3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863-MBR120VLSFT3G</text:p>
          </table:table-cell>
          <table:table-cell office:value-type="string" calcext:value-type="string">
            <text:p>https://www.mouser.co.uk/ProductDetail/ON-Semiconductor/MBR120VLSFT3G/?qs=3JMERSakebrD2yr9jFliaA%3D%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MI1206K601R-10</text:p>
          </table:table-cell>
          <table:table-cell office:value-type="string" calcext:value-type="string">
            <text:p>Laird Technolog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mouser.com/Search/Refine.aspx?Keyword=N%2F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H1, H2</text:p>
          </table:table-cell>
          <table:table-cell office:value-type="string" calcext:value-type="string">
            <text:p>960-23-12-D-AB-0</text:p>
          </table:table-cell>
          <table:table-cell office:value-type="string" calcext:value-type="string">
            <text:p>Wakefield-Vette</text:p>
          </table:table-cell>
          <table:table-cell office:value-type="string" calcext:value-type="string">
            <text:p>567-960-23-12-D-AB-0</text:p>
          </table:table-cell>
          <table:table-cell office:value-type="string" calcext:value-type="string">
            <text:p>https://www.mouser.co.uk/ProductDetail/Wakefield-Vette/960-23-12-D-AB-0?qs=PqoDHHvF64%252BdCFngwMp09w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IC1</text:p>
          </table:table-cell>
          <table:table-cell office:value-type="string" calcext:value-type="string">
            <text:p>TLV9101I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595-TLV9101IDBVR</text:p>
          </table:table-cell>
          <table:table-cell office:value-type="string" calcext:value-type="string">
            <text:p>https://www.mouser.co.uk/ProductDetail/Texas-Instruments/TLV9101IDBVR?qs=P1JMDcb91o6ZLUyc%2FHtrGA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IC2, IC3</text:p>
          </table:table-cell>
          <table:table-cell office:value-type="string" calcext:value-type="string">
            <text:p>TMP235AEDBZRQ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595-TMP235AEDBZRQ1</text:p>
          </table:table-cell>
          <table:table-cell office:value-type="string" calcext:value-type="string">
            <text:p>https://www.mouser.co.uk/ProductDetail/Texas-Instruments/TMP235AEDBZRQ1/?qs=T3oQrply3y9acrBXtVPwnw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IC4</text:p>
          </table:table-cell>
          <table:table-cell office:value-type="string" calcext:value-type="string">
            <text:p>ATSAMD21G18A-M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556-ATSAMD21G18A-MU</text:p>
          </table:table-cell>
          <table:table-cell office:value-type="string" calcext:value-type="string">
            <text:p>https://www.mouser.co.uk/ProductDetail/Microchip-Technology/ATSAMD21G18A-MU/?qs=KLFHFgXTQiA%2FfMu%2FGM5u1A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IC5</text:p>
          </table:table-cell>
          <table:table-cell office:value-type="string" calcext:value-type="string">
            <text:p>LM4040D25IDCK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595-LM4040D25IDCKR</text:p>
          </table:table-cell>
          <table:table-cell office:value-type="string" calcext:value-type="string">
            <text:p>https://www.mouser.co.uk/ProductDetail/Texas-Instruments/LM4040D25IDCKR?qs=paYhMW8qfivGgJ8gGFiCWw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IC6</text:p>
          </table:table-cell>
          <table:table-cell office:value-type="string" calcext:value-type="string">
            <text:p>FT230XS-U</text:p>
          </table:table-cell>
          <table:table-cell office:value-type="string" calcext:value-type="string">
            <text:p>FTDI Chip</text:p>
          </table:table-cell>
          <table:table-cell office:value-type="string" calcext:value-type="string">
            <text:p>895-FT230XS-U</text:p>
          </table:table-cell>
          <table:table-cell office:value-type="string" calcext:value-type="string">
            <text:p>https://www.mouser.co.uk/ProductDetail/FTDI/FT230XS-U/?qs=Gp1Yz1mis3UZolxbXux7lw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IC7</text:p>
          </table:table-cell>
          <table:table-cell office:value-type="string" calcext:value-type="string">
            <text:p>SPX3819M5-L-3-3_TR</text:p>
          </table:table-cell>
          <table:table-cell office:value-type="string" calcext:value-type="string">
            <text:p>MaxLinear, Inc.</text:p>
          </table:table-cell>
          <table:table-cell office:value-type="string" calcext:value-type="string">
            <text:p>701-SPX3819M5-L-33TR</text:p>
          </table:table-cell>
          <table:table-cell office:value-type="string" calcext:value-type="string">
            <text:p>https://www.mouser.co.uk/ProductDetail/MaxLinear/SPX3819M5-L-3-3-TR/?qs=S%2FCBhQS5rCp1Bb7a%252BD%2FCBQ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M50-3600542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855-M50-3600542</text:p>
          </table:table-cell>
          <table:table-cell office:value-type="string" calcext:value-type="string">
            <text:p>https://www.mouser.co.uk/ProductDetail/Harwin/M50-3600542/?qs=9fQaSFfsqsz29hu1Jz0tTA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XT60-M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J3, J4</text:p>
          </table:table-cell>
          <table:table-cell office:value-type="string" calcext:value-type="string">
            <text:p>47346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47346-0001</text:p>
          </table:table-cell>
          <table:table-cell office:value-type="string" calcext:value-type="string">
            <text:p>https://www.mouser.co.uk/ProductDetail/Molex/47346-0001/?qs=c2CV6XM0DweJBWaSeyWeCw%3D%3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LED1</text:p>
          </table:table-cell>
          <table:table-cell office:value-type="string" calcext:value-type="string">
            <text:p>APT1608LSECK_J3-PRV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604-APT1608LSECKJ3RV</text:p>
          </table:table-cell>
          <table:table-cell office:value-type="string" calcext:value-type="string">
            <text:p>https://www.mouser.co.uk/ProductDetail/Kingbright/APT1608LSECK-J3-PRV?qs=6oMev5NRZMFBN%252BbFaEKqAQ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4"/>LED2</text:p>
          </table:table-cell>
          <table:table-cell office:value-type="string" calcext:value-type="string">
            <text:p>150060AS75000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710-150060AS75000</text:p>
          </table:table-cell>
          <table:table-cell office:value-type="string" calcext:value-type="string">
            <text:p>https://www.mouser.co.uk/ProductDetail/Wurth-Elektronik/150060AS75000/?qs=d0WKAl%252BL4KbvMBYryeof0Q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Q1-Q4</text:p>
          </table:table-cell>
          <table:table-cell office:value-type="string" calcext:value-type="string">
            <text:p>PH2925U,115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71-PH2925U115</text:p>
          </table:table-cell>
          <table:table-cell office:value-type="string" calcext:value-type="string">
            <text:p>https://www.mouser.co.uk/ProductDetail/Nexperia/PH2925U115?qs=LOCUfHb8d9vnFm%2FhT%252Bjztw%3D%3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R1, R17, R19, R22</text:p>
          </table:table-cell>
          <table:table-cell office:value-type="string" calcext:value-type="string">
            <text:p>ERJ-S02F1002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S02F1002X</text:p>
          </table:table-cell>
          <table:table-cell office:value-type="string" calcext:value-type="string">
            <text:p>https://www.mouser.co.uk/ProductDetail/Panasonic/ERJ-S02F1002X?qs=Zyl8A9hlmJre8ZnVBnn2RQ%3D%3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gt; <text:s/>R3, R16, R18</text:p>
          </table:table-cell>
          <table:table-cell office:value-type="string" calcext:value-type="string">
            <text:p>RC0402FR-075KL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603-RC0402FR-075KL</text:p>
          </table:table-cell>
          <table:table-cell office:value-type="string" calcext:value-type="string">
            <text:p>https://www.mouser.co.uk/ProductDetail/Yageo/RC0402FR-075KL/?qs=9h0bZHM%2F3zL5adZvfm%252BR4Q%3D%3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R4-R15</text:p>
          </table:table-cell>
          <table:table-cell office:value-type="string" calcext:value-type="string">
            <text:p>CRGP2512F12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79-CRGP2512F12R</text:p>
          </table:table-cell>
          <table:table-cell office:value-type="string" calcext:value-type="string">
            <text:p>https://www.mouser.co.uk/ProductDetail/TE-Connectivity-Holsworthy/CRGP2512F12R/?qs=wUXugUrL1qxcIPHB4vXKuA%3D%3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s text:c="4"/>R20</text:p>
          </table:table-cell>
          <table:table-cell office:value-type="string" calcext:value-type="string">
            <text:p>ERJ-U02F1001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U02F1001X</text:p>
          </table:table-cell>
          <table:table-cell office:value-type="string" calcext:value-type="string">
            <text:p>https://www.mouser.com/Search/Refine.aspx?Keyword=667-ERJ-U02F1001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21, R26</text:p>
          </table:table-cell>
          <table:table-cell office:value-type="string" calcext:value-type="string">
            <text:p>ERJ-2RKF7500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F7500X</text:p>
          </table:table-cell>
          <table:table-cell office:value-type="string" calcext:value-type="string">
            <text:p>https://www.mouser.com/Search/Refine.aspx?Keyword=667-ERJ-2RKF7500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R23</text:p>
          </table:table-cell>
          <table:table-cell office:value-type="string" calcext:value-type="string">
            <text:p>ERJ-U02F1003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U02F1003X</text:p>
          </table:table-cell>
          <table:table-cell office:value-type="string" calcext:value-type="string">
            <text:p>https://www.mouser.com/Search/Refine.aspx?Keyword=667-ERJ-U02F1003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R2, R24, R25, R27, R28</text:p>
          </table:table-cell>
          <table:table-cell office:value-type="string" calcext:value-type="string">
            <text:p>ERJ2RKD27R0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2RKD27R0X</text:p>
          </table:table-cell>
          <table:table-cell office:value-type="string" calcext:value-type="string">
            <text:p>https://www.mouser.com/Search/Refine.aspx?Keyword=667-ERJ-2RKD27R0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S1</text:p>
          </table:table-cell>
          <table:table-cell office:value-type="string" calcext:value-type="string">
            <text:p>EVQ-P9W02M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VQ-P9W02M</text:p>
          </table:table-cell>
          <table:table-cell office:value-type="string" calcext:value-type="string">
            <text:p>https://www.mouser.co.uk/ProductDetail/Panasonic/EVQ-P9W02M?qs=PzGy0jfpSMsvy2xbnzB8PQ%3D%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gt; <text:s/>TP1-TP5</text:p>
          </table:table-cell>
          <table:table-cell office:value-type="string" calcext:value-type="string">
            <text:p>TestPoint_Probe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CM7V-T1A-32.768kHz-6pF-20PPM-TA-QC</text:p>
          </table:table-cell>
          <table:table-cell office:value-type="string" calcext:value-type="string">
            <text:p>Micro Crystal AG</text:p>
          </table:table-cell>
          <table:table-cell office:value-type="string" calcext:value-type="string">
            <text:p>428-201843-MG01</text:p>
          </table:table-cell>
          <table:table-cell office:value-type="string" calcext:value-type="string">
            <text:p>https://www.mouser.co.uk/ProductDetail/Micro-Crystal/CM7V-T1A-32768kHz-6pF-20PPM-TA-QC?qs=7bTaA%2FLYtSZ7ZoUG8vJXMg%3D%3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5:18:40.0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4-15T15:23:17.695000000</dc:date>
    <meta:editing-duration>PT4M57S</meta:editing-duration>
    <meta:editing-cycles>2</meta:editing-cycles>
    <meta:document-statistic meta:table-count="1" meta:cell-count="192" meta:object-count="0"/>
  </office:meta>
</office:document-meta>
</file>